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32073607F6CC2B17B41.png" manifest:media-type="image/png"/>
  <manifest:file-entry manifest:full-path="Pictures/10000000000000D1000000F218282011EDE84D8F.png" manifest:media-type="image/png"/>
  <manifest:file-entry manifest:full-path="Pictures/1000000000000279000000EBDA487D68A53919C9.png" manifest:media-type="image/png"/>
  <manifest:file-entry manifest:full-path="Pictures/10000201000003200000032055DCB3EEEC732695.png" manifest:media-type="image/png"/>
  <manifest:file-entry manifest:full-path="Pictures/10000201000004B0000002737703D57D9B9BD395.png" manifest:media-type="image/png"/>
  <manifest:file-entry manifest:full-path="Pictures/1000020100000280000000A2815E2994A98F037A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>
      <style:text-properties fo:font-style="italic" fo:font-weight="bold"/>
    </style:style>
    <style:style style:name="P5" style:family="paragraph">
      <loext:graphic-properties draw:fill="none" draw:fill-color="#ffffff"/>
      <style:text-properties fo:font-size="22pt" fo:font-style="italic" fo:font-weight="bold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306cm" svg:height="4.127cm" svg:x="3.506cm" svg:y="6.526cm">
          <draw:image xlink:href="Pictures/1000020100000280000000A2815E2994A98F037A.png" xlink:type="simple" xlink:show="embed" xlink:actuate="onLoad" loext:mime-type="image/png">
            <text:p/>
          </draw:image>
        </draw:frame>
        <draw:frame draw:style-name="gr1" draw:text-style-name="P1" draw:layer="layout" svg:width="7.551cm" svg:height="3.945cm" svg:x="0.432cm" svg:y="1.954cm">
          <draw:image xlink:href="Pictures/10000201000004B0000002737703D57D9B9BD395.png" xlink:type="simple" xlink:show="embed" xlink:actuate="onLoad" loext:mime-type="image/png">
            <text:p/>
          </draw:image>
        </draw:frame>
        <draw:frame draw:style-name="gr1" draw:text-style-name="P1" draw:layer="layout" svg:width="9.761cm" svg:height="3.623cm" svg:x="9.213cm" svg:y="1.887cm">
          <draw:image xlink:href="Pictures/1000000000000279000000EBDA487D68A53919C9.png" xlink:type="simple" xlink:show="embed" xlink:actuate="onLoad" loext:mime-type="image/png">
            <text:p/>
          </draw:image>
        </draw:frame>
        <draw:frame draw:style-name="gr1" draw:text-style-name="P1" draw:layer="layout" svg:width="3.686cm" svg:height="4.268cm" svg:x="21.384cm" svg:y="1.75cm">
          <draw:image xlink:href="Pictures/10000000000000D1000000F218282011EDE84D8F.png" xlink:type="simple" xlink:show="embed" xlink:actuate="onLoad" loext:mime-type="image/png">
            <text:p/>
          </draw:image>
        </draw:frame>
        <draw:frame draw:style-name="gr2" draw:text-style-name="P3" draw:layer="layout" svg:width="27.432cm" svg:height="4.318cm" svg:x="1.524cm" svg:y="11.684cm">
          <draw:text-box>
            <text:p text:style-name="P2"><text:span text:style-name="T1">Compile → Test → Package → Install → Deploy</text:span></text:p>
          </draw:text-box>
        </draw:frame>
        <draw:frame draw:style-name="gr3" draw:text-style-name="P1" draw:layer="layout" svg:width="5.795cm" svg:height="5.775cm" draw:transform="skewX (0.0417133691226645) rotate (0.0745255590601579) translate (1.321cm 1.003cm)">
          <draw:image xlink:href="Pictures/10000201000003200000032073607F6CC2B17B41.png" xlink:type="simple" xlink:show="embed" xlink:actuate="onLoad" loext:mime-type="image/png">
            <text:p/>
          </draw:image>
        </draw:frame>
        <draw:frame draw:style-name="gr3" draw:text-style-name="P1" draw:layer="layout" svg:width="5.795cm" svg:height="5.775cm" draw:transform="skewX (0.0417133691226645) rotate (0.0745255590601579) translate (12.243cm 1.257cm)">
          <draw:image xlink:href="Pictures/10000201000003200000032073607F6CC2B17B41.png" xlink:type="simple" xlink:show="embed" xlink:actuate="onLoad" loext:mime-type="image/png">
            <text:p/>
          </draw:image>
        </draw:frame>
        <draw:frame draw:style-name="gr3" draw:text-style-name="P1" draw:layer="layout" svg:width="5.795cm" svg:height="5.775cm" draw:transform="skewX (0.0417133691226645) rotate (0.0745255590601579) translate (20.244cm 1.369cm)">
          <draw:image xlink:href="Pictures/10000201000003200000032073607F6CC2B17B41.png" xlink:type="simple" xlink:show="embed" xlink:actuate="onLoad" loext:mime-type="image/png">
            <text:p/>
          </draw:image>
        </draw:frame>
        <draw:frame draw:style-name="gr1" draw:text-style-name="P1" draw:layer="layout" svg:width="4.531cm" svg:height="4.531cm" svg:x="20.615cm" svg:y="6.313cm">
          <draw:image xlink:href="Pictures/10000201000003200000032055DCB3EEEC732695.png" xlink:type="simple" xlink:show="embed" xlink:actuate="onLoad" loext:mime-type="image/png">
            <text:p/>
          </draw:image>
        </draw:frame>
        <draw:frame draw:style-name="gr4" draw:text-style-name="P5" draw:layer="layout" svg:width="12.954cm" svg:height="1.825cm" svg:x="18.034cm" svg:y="14.099cm">
          <draw:text-box>
            <text:p text:style-name="P4"><text:span text:style-name="T2">tinyurl.com</text:span><text:span text:style-name="T2">/mds-</text:span><text:span text:style-name="T2">mave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solid" style:text-underline-width="bold" style:text-underline-color="font-color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40%" draw:shadow-opacity="4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2:32:15.766573858</meta:creation-date>
    <dc:date>2023-01-26T13:03:41.704589235</dc:date>
    <meta:editing-duration>PT27M36S</meta:editing-duration>
    <meta:editing-cycles>7</meta:editing-cycles>
    <meta:generator>LibreOffice/6.4.7.2$Linux_X86_64 LibreOffice_project/40$Build-2</meta:generator>
    <meta:document-statistic meta:object-count="33"/>
  </office:meta>
</office:document-meta>
</file>